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9007in" fo:margin-left="0in" fo:margin-right="0.0243in" table:align="margins" style:shadow="none" style:may-break-between-rows="false"/>
    </style:style>
    <style:style style:name="Table1.A" style:family="table-column">
      <style:table-column-properties style:column-width="1.2674in" style:rel-column-width="1825*"/>
    </style:style>
    <style:style style:name="Table1.B" style:family="table-column">
      <style:table-column-properties style:column-width="0.4229in" style:rel-column-width="609*"/>
    </style:style>
    <style:style style:name="Table1.N" style:family="table-column">
      <style:table-column-properties style:column-width="0.5583in" style:rel-column-width="804*"/>
    </style:style>
    <style:style style:name="Table1.A1" style:family="table-cell">
      <style:table-cell-properties style:vertical-align="middle" fo:padding="0.0382in" fo:border-left="0.0139in solid #000000" fo:border-right="none" fo:border-top="0.0347in solid #000000" fo:border-bottom="0.0347in solid #000000"/>
    </style:style>
    <style:style style:name="Table1.N1" style:family="table-cell">
      <style:table-cell-properties style:vertical-align="middle" fo:padding="0.0382in" fo:border-left="0.0139in solid #000000" fo:border-right="0.0139in solid #000000" fo:border-top="0.0347in solid #000000" fo:border-bottom="0.0347in solid #000000"/>
    </style:style>
    <style:style style:name="Table1.2" style:family="table-row">
      <style:table-row-properties style:min-row-height="0.45in"/>
    </style:style>
    <style:style style:name="Table1.A2" style:family="table-cell">
      <style:table-cell-properties fo:padding="0.0382in" fo:border-left="0.0139in solid #000000" fo:border-right="none" fo:border-top="none" fo:border-bottom="0.0347in solid #000000"/>
    </style:style>
    <style:style style:name="Table1.N2" style:family="table-cell">
      <style:table-cell-properties fo:padding="0.0382in" fo:border-left="0.0139in solid #000000" fo:border-right="0.0139in solid #000000" fo:border-top="none" fo:border-bottom="0.0347in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>
      <style:paragraph-properties fo:text-align="center"/>
    </style:style>
    <style:style style:name="gr1" style:family="graphic">
      <style:graphic-properties draw:stroke="dash" draw:stroke-dash="Ultrafine_20_Dotted_20__28_var_29_" svg:stroke-width="0.0201in" draw:marker-start-width="0.1701in" draw:marker-end-width="0.1701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 table:number-columns-repeated="12"/>
        <table:table-column table:style-name="Table1.N"/>
        <table:table-header-rows>
          <table:table-row>
            <table:table-cell table:style-name="Table1.A1" office:value-type="string">
              <text:p text:style-name="Table_20_Heading">Volunteer</text:p>
            </table:table-cell>
            <table:table-cell table:style-name="Table1.A1" table:number-columns-spanned="12" office:value-type="string">
              <text:p text:style-name="Table_20_Heading">Date / Hours Volunteered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N1" office:value-type="string">
              <text:p text:style-name="Table_20_Heading">Total Hours</text:p>
            </table:table-cell>
          </table:table-row>
        </table:table-header-rows>
        <table:table-row table:style-name="Table1.2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"><draw:line text:anchor-type="as-char" svg:y="-0.0402in" draw:z-index="0" draw:style-name="gr1" draw:text-style-name="P2" svg:x2="0.2598in" svg:y2="-0.4in"><text:p/></draw:line></text:p>
          </table:table-cell>
          <table:table-cell table:style-name="Table1.A2" office:value-type="string">
            <text:p text:style-name="P1"><draw:line text:anchor-type="as-char" svg:y="-0.0402in" draw:z-index="1" draw:style-name="gr1" draw:text-style-name="P2" svg:x2="0.2598in" svg:y2="-0.4in"><text:p/></draw:line></text:p>
          </table:table-cell>
          <table:table-cell table:style-name="Table1.A2" office:value-type="string">
            <text:p text:style-name="P1"><draw:line text:anchor-type="as-char" svg:y="-0.0402in" draw:z-index="2" draw:style-name="gr1" draw:text-style-name="P2" svg:x2="0.2598in" svg:y2="-0.4in"><text:p/></draw:line></text:p>
          </table:table-cell>
          <table:table-cell table:style-name="Table1.A2" office:value-type="string">
            <text:p text:style-name="P1"><draw:line text:anchor-type="as-char" svg:y="-0.0402in" draw:z-index="3" draw:style-name="gr1" draw:text-style-name="P2" svg:x2="0.2598in" svg:y2="-0.4in"><text:p/></draw:line></text:p>
          </table:table-cell>
          <table:table-cell table:style-name="Table1.A2" office:value-type="string">
            <text:p text:style-name="P1"><draw:line text:anchor-type="as-char" svg:y="-0.0402in" draw:z-index="4" draw:style-name="gr1" draw:text-style-name="P2" svg:x2="0.2598in" svg:y2="-0.4in"><text:p/></draw:line></text:p>
          </table:table-cell>
          <table:table-cell table:style-name="Table1.A2" office:value-type="string">
            <text:p text:style-name="P1"><draw:line text:anchor-type="as-char" svg:y="-0.0402in" draw:z-index="5" draw:style-name="gr1" draw:text-style-name="P2" svg:x2="0.2598in" svg:y2="-0.4in"><text:p/></draw:line></text:p>
          </table:table-cell>
          <table:table-cell table:style-name="Table1.A2" office:value-type="string">
            <text:p text:style-name="P1"><draw:line text:anchor-type="as-char" svg:y="-0.0402in" draw:z-index="6" draw:style-name="gr1" draw:text-style-name="P2" svg:x2="0.2598in" svg:y2="-0.4in"><text:p/></draw:line></text:p>
          </table:table-cell>
          <table:table-cell table:style-name="Table1.A2" office:value-type="string">
            <text:p text:style-name="P1"><draw:line text:anchor-type="as-char" svg:y="-0.0402in" draw:z-index="7" draw:style-name="gr1" draw:text-style-name="P2" svg:x2="0.2598in" svg:y2="-0.4in"><text:p/></draw:line></text:p>
          </table:table-cell>
          <table:table-cell table:style-name="Table1.A2" office:value-type="string">
            <text:p text:style-name="P1"><draw:line text:anchor-type="as-char" svg:y="-0.0402in" draw:z-index="8" draw:style-name="gr1" draw:text-style-name="P2" svg:x2="0.2598in" svg:y2="-0.4in"><text:p/></draw:line></text:p>
          </table:table-cell>
          <table:table-cell table:style-name="Table1.A2" office:value-type="string">
            <text:p text:style-name="P1"><draw:line text:anchor-type="as-char" svg:y="-0.0402in" draw:z-index="9" draw:style-name="gr1" draw:text-style-name="P2" svg:x2="0.2598in" svg:y2="-0.4in"><text:p/></draw:line></text:p>
          </table:table-cell>
          <table:table-cell table:style-name="Table1.A2" office:value-type="string">
            <text:p text:style-name="P1"><draw:line text:anchor-type="as-char" svg:y="-0.0402in" draw:z-index="10" draw:style-name="gr1" draw:text-style-name="P2" svg:x2="0.2598in" svg:y2="-0.4in"><text:p/></draw:line></text:p>
          </table:table-cell>
          <table:table-cell table:style-name="Table1.A2" office:value-type="string">
            <text:p text:style-name="P1"><draw:line text:anchor-type="as-char" svg:y="-0.0402in" draw:z-index="11" draw:style-name="gr1" draw:text-style-name="P2" svg:x2="0.2598in" svg:y2="-0.4in"><text:p/></draw:line></text:p>
          </table:table-cell>
          <table:table-cell table:style-name="Table1.N2" office:value-type="string">
            <text:p text:style-name="Table_20_Contents"/>
          </table:table-cell>
        </table:table-row>
        <table:table-row table:style-name="Table1.2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"><draw:line text:anchor-type="as-char" svg:y="-0.0402in" draw:z-index="12" draw:style-name="gr1" draw:text-style-name="P2" svg:x2="0.2598in" svg:y2="-0.4in"><text:p/></draw:line></text:p>
          </table:table-cell>
          <table:table-cell table:style-name="Table1.A2" office:value-type="string">
            <text:p text:style-name="P1"><draw:line text:anchor-type="as-char" svg:y="-0.0402in" draw:z-index="13" draw:style-name="gr1" draw:text-style-name="P2" svg:x2="0.2598in" svg:y2="-0.4in"><text:p/></draw:line></text:p>
          </table:table-cell>
          <table:table-cell table:style-name="Table1.A2" office:value-type="string">
            <text:p text:style-name="P1"><draw:line text:anchor-type="as-char" svg:y="-0.0402in" draw:z-index="14" draw:style-name="gr1" draw:text-style-name="P2" svg:x2="0.2598in" svg:y2="-0.4in"><text:p/></draw:line></text:p>
          </table:table-cell>
          <table:table-cell table:style-name="Table1.A2" office:value-type="string">
            <text:p text:style-name="P1"><draw:line text:anchor-type="as-char" svg:y="-0.0402in" draw:z-index="15" draw:style-name="gr1" draw:text-style-name="P2" svg:x2="0.2598in" svg:y2="-0.4in"><text:p/></draw:line></text:p>
          </table:table-cell>
          <table:table-cell table:style-name="Table1.A2" office:value-type="string">
            <text:p text:style-name="P1"><draw:line text:anchor-type="as-char" svg:y="-0.0402in" draw:z-index="16" draw:style-name="gr1" draw:text-style-name="P2" svg:x2="0.2598in" svg:y2="-0.4in"><text:p/></draw:line></text:p>
          </table:table-cell>
          <table:table-cell table:style-name="Table1.A2" office:value-type="string">
            <text:p text:style-name="P1"><draw:line text:anchor-type="as-char" svg:y="-0.0402in" draw:z-index="17" draw:style-name="gr1" draw:text-style-name="P2" svg:x2="0.2598in" svg:y2="-0.4in"><text:p/></draw:line></text:p>
          </table:table-cell>
          <table:table-cell table:style-name="Table1.A2" office:value-type="string">
            <text:p text:style-name="P1"><draw:line text:anchor-type="as-char" svg:y="-0.0402in" draw:z-index="18" draw:style-name="gr1" draw:text-style-name="P2" svg:x2="0.2598in" svg:y2="-0.4in"><text:p/></draw:line></text:p>
          </table:table-cell>
          <table:table-cell table:style-name="Table1.A2" office:value-type="string">
            <text:p text:style-name="P1"><draw:line text:anchor-type="as-char" svg:y="-0.0402in" draw:z-index="19" draw:style-name="gr1" draw:text-style-name="P2" svg:x2="0.2598in" svg:y2="-0.4in"><text:p/></draw:line></text:p>
          </table:table-cell>
          <table:table-cell table:style-name="Table1.A2" office:value-type="string">
            <text:p text:style-name="P1"><draw:line text:anchor-type="as-char" svg:y="-0.0402in" draw:z-index="20" draw:style-name="gr1" draw:text-style-name="P2" svg:x2="0.2598in" svg:y2="-0.4in"><text:p/></draw:line></text:p>
          </table:table-cell>
          <table:table-cell table:style-name="Table1.A2" office:value-type="string">
            <text:p text:style-name="P1"><draw:line text:anchor-type="as-char" svg:y="-0.0402in" draw:z-index="21" draw:style-name="gr1" draw:text-style-name="P2" svg:x2="0.2598in" svg:y2="-0.4in"><text:p/></draw:line></text:p>
          </table:table-cell>
          <table:table-cell table:style-name="Table1.A2" office:value-type="string">
            <text:p text:style-name="P1"><draw:line text:anchor-type="as-char" svg:y="-0.0402in" draw:z-index="22" draw:style-name="gr1" draw:text-style-name="P2" svg:x2="0.2598in" svg:y2="-0.4in"><text:p/></draw:line></text:p>
          </table:table-cell>
          <table:table-cell table:style-name="Table1.A2" office:value-type="string">
            <text:p text:style-name="P1"><draw:line text:anchor-type="as-char" svg:y="-0.0402in" draw:z-index="23" draw:style-name="gr1" draw:text-style-name="P2" svg:x2="0.2598in" svg:y2="-0.4in"><text:p/></draw:line></text:p>
          </table:table-cell>
          <table:table-cell table:style-name="Table1.N2" office:value-type="string">
            <text:p text:style-name="Table_20_Contents"/>
          </table:table-cell>
        </table:table-row>
        <table:table-row table:style-name="Table1.2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"><draw:line text:anchor-type="as-char" svg:y="-0.0402in" draw:z-index="24" draw:style-name="gr1" draw:text-style-name="P2" svg:x2="0.2598in" svg:y2="-0.4in"><text:p/></draw:line></text:p>
          </table:table-cell>
          <table:table-cell table:style-name="Table1.A2" office:value-type="string">
            <text:p text:style-name="P1"><draw:line text:anchor-type="as-char" svg:y="-0.0402in" draw:z-index="25" draw:style-name="gr1" draw:text-style-name="P2" svg:x2="0.2598in" svg:y2="-0.4in"><text:p/></draw:line></text:p>
          </table:table-cell>
          <table:table-cell table:style-name="Table1.A2" office:value-type="string">
            <text:p text:style-name="P1"><draw:line text:anchor-type="as-char" svg:y="-0.0402in" draw:z-index="26" draw:style-name="gr1" draw:text-style-name="P2" svg:x2="0.2598in" svg:y2="-0.4in"><text:p/></draw:line></text:p>
          </table:table-cell>
          <table:table-cell table:style-name="Table1.A2" office:value-type="string">
            <text:p text:style-name="P1"><draw:line text:anchor-type="as-char" svg:y="-0.0402in" draw:z-index="27" draw:style-name="gr1" draw:text-style-name="P2" svg:x2="0.2598in" svg:y2="-0.4in"><text:p/></draw:line></text:p>
          </table:table-cell>
          <table:table-cell table:style-name="Table1.A2" office:value-type="string">
            <text:p text:style-name="P1"><draw:line text:anchor-type="as-char" svg:y="-0.0402in" draw:z-index="28" draw:style-name="gr1" draw:text-style-name="P2" svg:x2="0.2598in" svg:y2="-0.4in"><text:p/></draw:line></text:p>
          </table:table-cell>
          <table:table-cell table:style-name="Table1.A2" office:value-type="string">
            <text:p text:style-name="P1"><draw:line text:anchor-type="as-char" svg:y="-0.0402in" draw:z-index="29" draw:style-name="gr1" draw:text-style-name="P2" svg:x2="0.2598in" svg:y2="-0.4in"><text:p/></draw:line></text:p>
          </table:table-cell>
          <table:table-cell table:style-name="Table1.A2" office:value-type="string">
            <text:p text:style-name="P1"><draw:line text:anchor-type="as-char" svg:y="-0.0402in" draw:z-index="30" draw:style-name="gr1" draw:text-style-name="P2" svg:x2="0.2598in" svg:y2="-0.4in"><text:p/></draw:line></text:p>
          </table:table-cell>
          <table:table-cell table:style-name="Table1.A2" office:value-type="string">
            <text:p text:style-name="P1"><draw:line text:anchor-type="as-char" svg:y="-0.0402in" draw:z-index="31" draw:style-name="gr1" draw:text-style-name="P2" svg:x2="0.2598in" svg:y2="-0.4in"><text:p/></draw:line></text:p>
          </table:table-cell>
          <table:table-cell table:style-name="Table1.A2" office:value-type="string">
            <text:p text:style-name="P1"><draw:line text:anchor-type="as-char" svg:y="-0.0402in" draw:z-index="32" draw:style-name="gr1" draw:text-style-name="P2" svg:x2="0.2598in" svg:y2="-0.4in"><text:p/></draw:line></text:p>
          </table:table-cell>
          <table:table-cell table:style-name="Table1.A2" office:value-type="string">
            <text:p text:style-name="P1"><draw:line text:anchor-type="as-char" svg:y="-0.0402in" draw:z-index="33" draw:style-name="gr1" draw:text-style-name="P2" svg:x2="0.2598in" svg:y2="-0.4in"><text:p/></draw:line></text:p>
          </table:table-cell>
          <table:table-cell table:style-name="Table1.A2" office:value-type="string">
            <text:p text:style-name="P1"><draw:line text:anchor-type="as-char" svg:y="-0.0402in" draw:z-index="34" draw:style-name="gr1" draw:text-style-name="P2" svg:x2="0.2598in" svg:y2="-0.4in"><text:p/></draw:line></text:p>
          </table:table-cell>
          <table:table-cell table:style-name="Table1.A2" office:value-type="string">
            <text:p text:style-name="P1"><draw:line text:anchor-type="as-char" svg:y="-0.0402in" draw:z-index="35" draw:style-name="gr1" draw:text-style-name="P2" svg:x2="0.2598in" svg:y2="-0.4in"><text:p/></draw:line></text:p>
          </table:table-cell>
          <table:table-cell table:style-name="Table1.N2" office:value-type="string">
            <text:p text:style-name="Table_20_Contents"/>
          </table:table-cell>
        </table:table-row>
        <table:table-row table:style-name="Table1.2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"><draw:line text:anchor-type="as-char" svg:y="-0.0402in" draw:z-index="36" draw:style-name="gr1" draw:text-style-name="P2" svg:x2="0.2598in" svg:y2="-0.4in"><text:p/></draw:line></text:p>
          </table:table-cell>
          <table:table-cell table:style-name="Table1.A2" office:value-type="string">
            <text:p text:style-name="P1"><draw:line text:anchor-type="as-char" svg:y="-0.0402in" draw:z-index="37" draw:style-name="gr1" draw:text-style-name="P2" svg:x2="0.2598in" svg:y2="-0.4in"><text:p/></draw:line></text:p>
          </table:table-cell>
          <table:table-cell table:style-name="Table1.A2" office:value-type="string">
            <text:p text:style-name="P1"><draw:line text:anchor-type="as-char" svg:y="-0.0402in" draw:z-index="38" draw:style-name="gr1" draw:text-style-name="P2" svg:x2="0.2598in" svg:y2="-0.4in"><text:p/></draw:line></text:p>
          </table:table-cell>
          <table:table-cell table:style-name="Table1.A2" office:value-type="string">
            <text:p text:style-name="P1"><draw:line text:anchor-type="as-char" svg:y="-0.0402in" draw:z-index="39" draw:style-name="gr1" draw:text-style-name="P2" svg:x2="0.2598in" svg:y2="-0.4in"><text:p/></draw:line></text:p>
          </table:table-cell>
          <table:table-cell table:style-name="Table1.A2" office:value-type="string">
            <text:p text:style-name="P1"><draw:line text:anchor-type="as-char" svg:y="-0.0402in" draw:z-index="40" draw:style-name="gr1" draw:text-style-name="P2" svg:x2="0.2598in" svg:y2="-0.4in"><text:p/></draw:line></text:p>
          </table:table-cell>
          <table:table-cell table:style-name="Table1.A2" office:value-type="string">
            <text:p text:style-name="P1"><draw:line text:anchor-type="as-char" svg:y="-0.0402in" draw:z-index="41" draw:style-name="gr1" draw:text-style-name="P2" svg:x2="0.2598in" svg:y2="-0.4in"><text:p/></draw:line></text:p>
          </table:table-cell>
          <table:table-cell table:style-name="Table1.A2" office:value-type="string">
            <text:p text:style-name="P1"><draw:line text:anchor-type="as-char" svg:y="-0.0402in" draw:z-index="42" draw:style-name="gr1" draw:text-style-name="P2" svg:x2="0.2598in" svg:y2="-0.4in"><text:p/></draw:line></text:p>
          </table:table-cell>
          <table:table-cell table:style-name="Table1.A2" office:value-type="string">
            <text:p text:style-name="P1"><draw:line text:anchor-type="as-char" svg:y="-0.0402in" draw:z-index="43" draw:style-name="gr1" draw:text-style-name="P2" svg:x2="0.2598in" svg:y2="-0.4in"><text:p/></draw:line></text:p>
          </table:table-cell>
          <table:table-cell table:style-name="Table1.A2" office:value-type="string">
            <text:p text:style-name="P1"><draw:line text:anchor-type="as-char" svg:y="-0.0402in" draw:z-index="44" draw:style-name="gr1" draw:text-style-name="P2" svg:x2="0.2598in" svg:y2="-0.4in"><text:p/></draw:line></text:p>
          </table:table-cell>
          <table:table-cell table:style-name="Table1.A2" office:value-type="string">
            <text:p text:style-name="P1"><draw:line text:anchor-type="as-char" svg:y="-0.0402in" draw:z-index="45" draw:style-name="gr1" draw:text-style-name="P2" svg:x2="0.2598in" svg:y2="-0.4in"><text:p/></draw:line></text:p>
          </table:table-cell>
          <table:table-cell table:style-name="Table1.A2" office:value-type="string">
            <text:p text:style-name="P1"><draw:line text:anchor-type="as-char" svg:y="-0.0402in" draw:z-index="46" draw:style-name="gr1" draw:text-style-name="P2" svg:x2="0.2598in" svg:y2="-0.4in"><text:p/></draw:line></text:p>
          </table:table-cell>
          <table:table-cell table:style-name="Table1.A2" office:value-type="string">
            <text:p text:style-name="P1"><draw:line text:anchor-type="as-char" svg:y="-0.0402in" draw:z-index="47" draw:style-name="gr1" draw:text-style-name="P2" svg:x2="0.2598in" svg:y2="-0.4in"><text:p/></draw:line></text:p>
          </table:table-cell>
          <table:table-cell table:style-name="Table1.N2" office:value-type="string">
            <text:p text:style-name="Table_20_Contents"/>
          </table:table-cell>
        </table:table-row>
        <table:table-row table:style-name="Table1.2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"><draw:line text:anchor-type="as-char" svg:y="-0.0402in" draw:z-index="48" draw:style-name="gr1" draw:text-style-name="P2" svg:x2="0.2598in" svg:y2="-0.4in"><text:p/></draw:line></text:p>
          </table:table-cell>
          <table:table-cell table:style-name="Table1.A2" office:value-type="string">
            <text:p text:style-name="P1"><draw:line text:anchor-type="as-char" svg:y="-0.0402in" draw:z-index="49" draw:style-name="gr1" draw:text-style-name="P2" svg:x2="0.2598in" svg:y2="-0.4in"><text:p/></draw:line></text:p>
          </table:table-cell>
          <table:table-cell table:style-name="Table1.A2" office:value-type="string">
            <text:p text:style-name="P1"><draw:line text:anchor-type="as-char" svg:y="-0.0402in" draw:z-index="50" draw:style-name="gr1" draw:text-style-name="P2" svg:x2="0.2598in" svg:y2="-0.4in"><text:p/></draw:line></text:p>
          </table:table-cell>
          <table:table-cell table:style-name="Table1.A2" office:value-type="string">
            <text:p text:style-name="P1"><draw:line text:anchor-type="as-char" svg:y="-0.0402in" draw:z-index="51" draw:style-name="gr1" draw:text-style-name="P2" svg:x2="0.2598in" svg:y2="-0.4in"><text:p/></draw:line></text:p>
          </table:table-cell>
          <table:table-cell table:style-name="Table1.A2" office:value-type="string">
            <text:p text:style-name="P1"><draw:line text:anchor-type="as-char" svg:y="-0.0402in" draw:z-index="52" draw:style-name="gr1" draw:text-style-name="P2" svg:x2="0.2598in" svg:y2="-0.4in"><text:p/></draw:line></text:p>
          </table:table-cell>
          <table:table-cell table:style-name="Table1.A2" office:value-type="string">
            <text:p text:style-name="P1"><draw:line text:anchor-type="as-char" svg:y="-0.0402in" draw:z-index="53" draw:style-name="gr1" draw:text-style-name="P2" svg:x2="0.2598in" svg:y2="-0.4in"><text:p/></draw:line></text:p>
          </table:table-cell>
          <table:table-cell table:style-name="Table1.A2" office:value-type="string">
            <text:p text:style-name="P1"><draw:line text:anchor-type="as-char" svg:y="-0.0402in" draw:z-index="54" draw:style-name="gr1" draw:text-style-name="P2" svg:x2="0.2598in" svg:y2="-0.4in"><text:p/></draw:line></text:p>
          </table:table-cell>
          <table:table-cell table:style-name="Table1.A2" office:value-type="string">
            <text:p text:style-name="P1"><draw:line text:anchor-type="as-char" svg:y="-0.0402in" draw:z-index="55" draw:style-name="gr1" draw:text-style-name="P2" svg:x2="0.2598in" svg:y2="-0.4in"><text:p/></draw:line></text:p>
          </table:table-cell>
          <table:table-cell table:style-name="Table1.A2" office:value-type="string">
            <text:p text:style-name="P1"><draw:line text:anchor-type="as-char" svg:y="-0.0402in" draw:z-index="56" draw:style-name="gr1" draw:text-style-name="P2" svg:x2="0.2598in" svg:y2="-0.4in"><text:p/></draw:line></text:p>
          </table:table-cell>
          <table:table-cell table:style-name="Table1.A2" office:value-type="string">
            <text:p text:style-name="P1"><draw:line text:anchor-type="as-char" svg:y="-0.0402in" draw:z-index="57" draw:style-name="gr1" draw:text-style-name="P2" svg:x2="0.2598in" svg:y2="-0.4in"><text:p/></draw:line></text:p>
          </table:table-cell>
          <table:table-cell table:style-name="Table1.A2" office:value-type="string">
            <text:p text:style-name="P1"><draw:line text:anchor-type="as-char" svg:y="-0.0402in" draw:z-index="58" draw:style-name="gr1" draw:text-style-name="P2" svg:x2="0.2598in" svg:y2="-0.4in"><text:p/></draw:line></text:p>
          </table:table-cell>
          <table:table-cell table:style-name="Table1.A2" office:value-type="string">
            <text:p text:style-name="P1"><draw:line text:anchor-type="as-char" svg:y="-0.0402in" draw:z-index="59" draw:style-name="gr1" draw:text-style-name="P2" svg:x2="0.2598in" svg:y2="-0.4in"><text:p/></draw:line></text:p>
          </table:table-cell>
          <table:table-cell table:style-name="Table1.N2" office:value-type="string">
            <text:p text:style-name="Table_20_Contents"/>
          </table:table-cell>
        </table:table-row>
        <table:table-row table:style-name="Table1.2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"><draw:line text:anchor-type="as-char" svg:y="-0.0402in" draw:z-index="60" draw:style-name="gr1" draw:text-style-name="P2" svg:x2="0.2598in" svg:y2="-0.4in"><text:p/></draw:line></text:p>
          </table:table-cell>
          <table:table-cell table:style-name="Table1.A2" office:value-type="string">
            <text:p text:style-name="P1"><draw:line text:anchor-type="as-char" svg:y="-0.0402in" draw:z-index="61" draw:style-name="gr1" draw:text-style-name="P2" svg:x2="0.2598in" svg:y2="-0.4in"><text:p/></draw:line></text:p>
          </table:table-cell>
          <table:table-cell table:style-name="Table1.A2" office:value-type="string">
            <text:p text:style-name="P1"><draw:line text:anchor-type="as-char" svg:y="-0.0402in" draw:z-index="62" draw:style-name="gr1" draw:text-style-name="P2" svg:x2="0.2598in" svg:y2="-0.4in"><text:p/></draw:line></text:p>
          </table:table-cell>
          <table:table-cell table:style-name="Table1.A2" office:value-type="string">
            <text:p text:style-name="P1"><draw:line text:anchor-type="as-char" svg:y="-0.0402in" draw:z-index="63" draw:style-name="gr1" draw:text-style-name="P2" svg:x2="0.2598in" svg:y2="-0.4in"><text:p/></draw:line></text:p>
          </table:table-cell>
          <table:table-cell table:style-name="Table1.A2" office:value-type="string">
            <text:p text:style-name="P1"><draw:line text:anchor-type="as-char" svg:y="-0.0402in" draw:z-index="64" draw:style-name="gr1" draw:text-style-name="P2" svg:x2="0.2598in" svg:y2="-0.4in"><text:p/></draw:line></text:p>
          </table:table-cell>
          <table:table-cell table:style-name="Table1.A2" office:value-type="string">
            <text:p text:style-name="P1"><draw:line text:anchor-type="as-char" svg:y="-0.0402in" draw:z-index="65" draw:style-name="gr1" draw:text-style-name="P2" svg:x2="0.2598in" svg:y2="-0.4in"><text:p/></draw:line></text:p>
          </table:table-cell>
          <table:table-cell table:style-name="Table1.A2" office:value-type="string">
            <text:p text:style-name="P1"><draw:line text:anchor-type="as-char" svg:y="-0.0402in" draw:z-index="66" draw:style-name="gr1" draw:text-style-name="P2" svg:x2="0.2598in" svg:y2="-0.4in"><text:p/></draw:line></text:p>
          </table:table-cell>
          <table:table-cell table:style-name="Table1.A2" office:value-type="string">
            <text:p text:style-name="P1"><draw:line text:anchor-type="as-char" svg:y="-0.0402in" draw:z-index="67" draw:style-name="gr1" draw:text-style-name="P2" svg:x2="0.2598in" svg:y2="-0.4in"><text:p/></draw:line></text:p>
          </table:table-cell>
          <table:table-cell table:style-name="Table1.A2" office:value-type="string">
            <text:p text:style-name="P1"><draw:line text:anchor-type="as-char" svg:y="-0.0402in" draw:z-index="68" draw:style-name="gr1" draw:text-style-name="P2" svg:x2="0.2598in" svg:y2="-0.4in"><text:p/></draw:line></text:p>
          </table:table-cell>
          <table:table-cell table:style-name="Table1.A2" office:value-type="string">
            <text:p text:style-name="P1"><draw:line text:anchor-type="as-char" svg:y="-0.0402in" draw:z-index="69" draw:style-name="gr1" draw:text-style-name="P2" svg:x2="0.2598in" svg:y2="-0.4in"><text:p/></draw:line></text:p>
          </table:table-cell>
          <table:table-cell table:style-name="Table1.A2" office:value-type="string">
            <text:p text:style-name="P1"><draw:line text:anchor-type="as-char" svg:y="-0.0402in" draw:z-index="70" draw:style-name="gr1" draw:text-style-name="P2" svg:x2="0.2598in" svg:y2="-0.4in"><text:p/></draw:line></text:p>
          </table:table-cell>
          <table:table-cell table:style-name="Table1.A2" office:value-type="string">
            <text:p text:style-name="P1"><draw:line text:anchor-type="as-char" svg:y="-0.0402in" draw:z-index="71" draw:style-name="gr1" draw:text-style-name="P2" svg:x2="0.2598in" svg:y2="-0.4in"><text:p/></draw:line></text:p>
          </table:table-cell>
          <table:table-cell table:style-name="Table1.N2" office:value-type="string">
            <text:p text:style-name="Table_20_Contents"/>
          </table:table-cell>
        </table:table-row>
        <table:table-row table:style-name="Table1.2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"><draw:line text:anchor-type="as-char" svg:y="-0.0402in" draw:z-index="72" draw:style-name="gr1" draw:text-style-name="P2" svg:x2="0.2598in" svg:y2="-0.4in"><text:p/></draw:line></text:p>
          </table:table-cell>
          <table:table-cell table:style-name="Table1.A2" office:value-type="string">
            <text:p text:style-name="P1"><draw:line text:anchor-type="as-char" svg:y="-0.0402in" draw:z-index="73" draw:style-name="gr1" draw:text-style-name="P2" svg:x2="0.2598in" svg:y2="-0.4in"><text:p/></draw:line></text:p>
          </table:table-cell>
          <table:table-cell table:style-name="Table1.A2" office:value-type="string">
            <text:p text:style-name="P1"><draw:line text:anchor-type="as-char" svg:y="-0.0402in" draw:z-index="74" draw:style-name="gr1" draw:text-style-name="P2" svg:x2="0.2598in" svg:y2="-0.4in"><text:p/></draw:line></text:p>
          </table:table-cell>
          <table:table-cell table:style-name="Table1.A2" office:value-type="string">
            <text:p text:style-name="P1"><draw:line text:anchor-type="as-char" svg:y="-0.0402in" draw:z-index="75" draw:style-name="gr1" draw:text-style-name="P2" svg:x2="0.2598in" svg:y2="-0.4in"><text:p/></draw:line></text:p>
          </table:table-cell>
          <table:table-cell table:style-name="Table1.A2" office:value-type="string">
            <text:p text:style-name="P1"><draw:line text:anchor-type="as-char" svg:y="-0.0402in" draw:z-index="76" draw:style-name="gr1" draw:text-style-name="P2" svg:x2="0.2598in" svg:y2="-0.4in"><text:p/></draw:line></text:p>
          </table:table-cell>
          <table:table-cell table:style-name="Table1.A2" office:value-type="string">
            <text:p text:style-name="P1"><draw:line text:anchor-type="as-char" svg:y="-0.0402in" draw:z-index="77" draw:style-name="gr1" draw:text-style-name="P2" svg:x2="0.2598in" svg:y2="-0.4in"><text:p/></draw:line></text:p>
          </table:table-cell>
          <table:table-cell table:style-name="Table1.A2" office:value-type="string">
            <text:p text:style-name="P1"><draw:line text:anchor-type="as-char" svg:y="-0.0402in" draw:z-index="78" draw:style-name="gr1" draw:text-style-name="P2" svg:x2="0.2598in" svg:y2="-0.4in"><text:p/></draw:line></text:p>
          </table:table-cell>
          <table:table-cell table:style-name="Table1.A2" office:value-type="string">
            <text:p text:style-name="P1"><draw:line text:anchor-type="as-char" svg:y="-0.0402in" draw:z-index="79" draw:style-name="gr1" draw:text-style-name="P2" svg:x2="0.2598in" svg:y2="-0.4in"><text:p/></draw:line></text:p>
          </table:table-cell>
          <table:table-cell table:style-name="Table1.A2" office:value-type="string">
            <text:p text:style-name="P1"><draw:line text:anchor-type="as-char" svg:y="-0.0402in" draw:z-index="80" draw:style-name="gr1" draw:text-style-name="P2" svg:x2="0.2598in" svg:y2="-0.4in"><text:p/></draw:line></text:p>
          </table:table-cell>
          <table:table-cell table:style-name="Table1.A2" office:value-type="string">
            <text:p text:style-name="P1"><draw:line text:anchor-type="as-char" svg:y="-0.0402in" draw:z-index="81" draw:style-name="gr1" draw:text-style-name="P2" svg:x2="0.2598in" svg:y2="-0.4in"><text:p/></draw:line></text:p>
          </table:table-cell>
          <table:table-cell table:style-name="Table1.A2" office:value-type="string">
            <text:p text:style-name="P1"><draw:line text:anchor-type="as-char" svg:y="-0.0402in" draw:z-index="82" draw:style-name="gr1" draw:text-style-name="P2" svg:x2="0.2598in" svg:y2="-0.4in"><text:p/></draw:line></text:p>
          </table:table-cell>
          <table:table-cell table:style-name="Table1.A2" office:value-type="string">
            <text:p text:style-name="P1"><draw:line text:anchor-type="as-char" svg:y="-0.0402in" draw:z-index="83" draw:style-name="gr1" draw:text-style-name="P2" svg:x2="0.2598in" svg:y2="-0.4in"><text:p/></draw:line></text:p>
          </table:table-cell>
          <table:table-cell table:style-name="Table1.N2" office:value-type="string">
            <text:p text:style-name="Table_20_Contents"/>
          </table:table-cell>
        </table:table-row>
        <table:table-row table:style-name="Table1.2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"><draw:line text:anchor-type="as-char" svg:y="-0.0402in" draw:z-index="84" draw:style-name="gr1" draw:text-style-name="P2" svg:x2="0.2598in" svg:y2="-0.4in"><text:p/></draw:line></text:p>
          </table:table-cell>
          <table:table-cell table:style-name="Table1.A2" office:value-type="string">
            <text:p text:style-name="P1"><draw:line text:anchor-type="as-char" svg:y="-0.0402in" draw:z-index="85" draw:style-name="gr1" draw:text-style-name="P2" svg:x2="0.2598in" svg:y2="-0.4in"><text:p/></draw:line></text:p>
          </table:table-cell>
          <table:table-cell table:style-name="Table1.A2" office:value-type="string">
            <text:p text:style-name="P1"><draw:line text:anchor-type="as-char" svg:y="-0.0402in" draw:z-index="86" draw:style-name="gr1" draw:text-style-name="P2" svg:x2="0.2598in" svg:y2="-0.4in"><text:p/></draw:line></text:p>
          </table:table-cell>
          <table:table-cell table:style-name="Table1.A2" office:value-type="string">
            <text:p text:style-name="P1"><draw:line text:anchor-type="as-char" svg:y="-0.0402in" draw:z-index="87" draw:style-name="gr1" draw:text-style-name="P2" svg:x2="0.2598in" svg:y2="-0.4in"><text:p/></draw:line></text:p>
          </table:table-cell>
          <table:table-cell table:style-name="Table1.A2" office:value-type="string">
            <text:p text:style-name="P1"><draw:line text:anchor-type="as-char" svg:y="-0.0402in" draw:z-index="88" draw:style-name="gr1" draw:text-style-name="P2" svg:x2="0.2598in" svg:y2="-0.4in"><text:p/></draw:line></text:p>
          </table:table-cell>
          <table:table-cell table:style-name="Table1.A2" office:value-type="string">
            <text:p text:style-name="P1"><draw:line text:anchor-type="as-char" svg:y="-0.0402in" draw:z-index="89" draw:style-name="gr1" draw:text-style-name="P2" svg:x2="0.2598in" svg:y2="-0.4in"><text:p/></draw:line></text:p>
          </table:table-cell>
          <table:table-cell table:style-name="Table1.A2" office:value-type="string">
            <text:p text:style-name="P1"><draw:line text:anchor-type="as-char" svg:y="-0.0402in" draw:z-index="90" draw:style-name="gr1" draw:text-style-name="P2" svg:x2="0.2598in" svg:y2="-0.4in"><text:p/></draw:line></text:p>
          </table:table-cell>
          <table:table-cell table:style-name="Table1.A2" office:value-type="string">
            <text:p text:style-name="P1"><draw:line text:anchor-type="as-char" svg:y="-0.0402in" draw:z-index="91" draw:style-name="gr1" draw:text-style-name="P2" svg:x2="0.2598in" svg:y2="-0.4in"><text:p/></draw:line></text:p>
          </table:table-cell>
          <table:table-cell table:style-name="Table1.A2" office:value-type="string">
            <text:p text:style-name="P1"><draw:line text:anchor-type="as-char" svg:y="-0.0402in" draw:z-index="92" draw:style-name="gr1" draw:text-style-name="P2" svg:x2="0.2598in" svg:y2="-0.4in"><text:p/></draw:line></text:p>
          </table:table-cell>
          <table:table-cell table:style-name="Table1.A2" office:value-type="string">
            <text:p text:style-name="P1"><draw:line text:anchor-type="as-char" svg:y="-0.0402in" draw:z-index="93" draw:style-name="gr1" draw:text-style-name="P2" svg:x2="0.2598in" svg:y2="-0.4in"><text:p/></draw:line></text:p>
          </table:table-cell>
          <table:table-cell table:style-name="Table1.A2" office:value-type="string">
            <text:p text:style-name="P1"><draw:line text:anchor-type="as-char" svg:y="-0.0402in" draw:z-index="94" draw:style-name="gr1" draw:text-style-name="P2" svg:x2="0.2598in" svg:y2="-0.4in"><text:p/></draw:line></text:p>
          </table:table-cell>
          <table:table-cell table:style-name="Table1.A2" office:value-type="string">
            <text:p text:style-name="P1"><draw:line text:anchor-type="as-char" svg:y="-0.0402in" draw:z-index="95" draw:style-name="gr1" draw:text-style-name="P2" svg:x2="0.2598in" svg:y2="-0.4in"><text:p/></draw:line></text:p>
          </table:table-cell>
          <table:table-cell table:style-name="Table1.N2" office:value-type="string">
            <text:p text:style-name="Table_20_Contents"/>
          </table:table-cell>
        </table:table-row>
        <table:table-row table:style-name="Table1.2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"><draw:line text:anchor-type="as-char" svg:y="-0.0402in" draw:z-index="96" draw:style-name="gr1" draw:text-style-name="P2" svg:x2="0.2598in" svg:y2="-0.4in"><text:p/></draw:line></text:p>
          </table:table-cell>
          <table:table-cell table:style-name="Table1.A2" office:value-type="string">
            <text:p text:style-name="P1"><draw:line text:anchor-type="as-char" svg:y="-0.0402in" draw:z-index="97" draw:style-name="gr1" draw:text-style-name="P2" svg:x2="0.2598in" svg:y2="-0.4in"><text:p/></draw:line></text:p>
          </table:table-cell>
          <table:table-cell table:style-name="Table1.A2" office:value-type="string">
            <text:p text:style-name="P1"><draw:line text:anchor-type="as-char" svg:y="-0.0402in" draw:z-index="98" draw:style-name="gr1" draw:text-style-name="P2" svg:x2="0.2598in" svg:y2="-0.4in"><text:p/></draw:line></text:p>
          </table:table-cell>
          <table:table-cell table:style-name="Table1.A2" office:value-type="string">
            <text:p text:style-name="P1"><draw:line text:anchor-type="as-char" svg:y="-0.0402in" draw:z-index="99" draw:style-name="gr1" draw:text-style-name="P2" svg:x2="0.2598in" svg:y2="-0.4in"><text:p/></draw:line></text:p>
          </table:table-cell>
          <table:table-cell table:style-name="Table1.A2" office:value-type="string">
            <text:p text:style-name="P1"><draw:line text:anchor-type="as-char" svg:y="-0.0402in" draw:z-index="100" draw:style-name="gr1" draw:text-style-name="P2" svg:x2="0.2598in" svg:y2="-0.4in"><text:p/></draw:line></text:p>
          </table:table-cell>
          <table:table-cell table:style-name="Table1.A2" office:value-type="string">
            <text:p text:style-name="P1"><draw:line text:anchor-type="as-char" svg:y="-0.0402in" draw:z-index="101" draw:style-name="gr1" draw:text-style-name="P2" svg:x2="0.2598in" svg:y2="-0.4in"><text:p/></draw:line></text:p>
          </table:table-cell>
          <table:table-cell table:style-name="Table1.A2" office:value-type="string">
            <text:p text:style-name="P1"><draw:line text:anchor-type="as-char" svg:y="-0.0402in" draw:z-index="102" draw:style-name="gr1" draw:text-style-name="P2" svg:x2="0.2598in" svg:y2="-0.4in"><text:p/></draw:line></text:p>
          </table:table-cell>
          <table:table-cell table:style-name="Table1.A2" office:value-type="string">
            <text:p text:style-name="P1"><draw:line text:anchor-type="as-char" svg:y="-0.0402in" draw:z-index="103" draw:style-name="gr1" draw:text-style-name="P2" svg:x2="0.2598in" svg:y2="-0.4in"><text:p/></draw:line></text:p>
          </table:table-cell>
          <table:table-cell table:style-name="Table1.A2" office:value-type="string">
            <text:p text:style-name="P1"><draw:line text:anchor-type="as-char" svg:y="-0.0402in" draw:z-index="104" draw:style-name="gr1" draw:text-style-name="P2" svg:x2="0.2598in" svg:y2="-0.4in"><text:p/></draw:line></text:p>
          </table:table-cell>
          <table:table-cell table:style-name="Table1.A2" office:value-type="string">
            <text:p text:style-name="P1"><draw:line text:anchor-type="as-char" svg:y="-0.0402in" draw:z-index="105" draw:style-name="gr1" draw:text-style-name="P2" svg:x2="0.2598in" svg:y2="-0.4in"><text:p/></draw:line></text:p>
          </table:table-cell>
          <table:table-cell table:style-name="Table1.A2" office:value-type="string">
            <text:p text:style-name="P1"><draw:line text:anchor-type="as-char" svg:y="-0.0402in" draw:z-index="106" draw:style-name="gr1" draw:text-style-name="P2" svg:x2="0.2598in" svg:y2="-0.4in"><text:p/></draw:line></text:p>
          </table:table-cell>
          <table:table-cell table:style-name="Table1.A2" office:value-type="string">
            <text:p text:style-name="P1"><draw:line text:anchor-type="as-char" svg:y="-0.0402in" draw:z-index="107" draw:style-name="gr1" draw:text-style-name="P2" svg:x2="0.2598in" svg:y2="-0.4in"><text:p/></draw:line></text:p>
          </table:table-cell>
          <table:table-cell table:style-name="Table1.N2" office:value-type="string">
            <text:p text:style-name="Table_20_Contents"/>
          </table:table-cell>
        </table:table-row>
        <table:table-row table:style-name="Table1.2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"><draw:line text:anchor-type="as-char" svg:y="-0.0402in" draw:z-index="108" draw:style-name="gr1" draw:text-style-name="P2" svg:x2="0.2598in" svg:y2="-0.4in"><text:p/></draw:line></text:p>
          </table:table-cell>
          <table:table-cell table:style-name="Table1.A2" office:value-type="string">
            <text:p text:style-name="P1"><draw:line text:anchor-type="as-char" svg:y="-0.0402in" draw:z-index="109" draw:style-name="gr1" draw:text-style-name="P2" svg:x2="0.2598in" svg:y2="-0.4in"><text:p/></draw:line></text:p>
          </table:table-cell>
          <table:table-cell table:style-name="Table1.A2" office:value-type="string">
            <text:p text:style-name="P1"><draw:line text:anchor-type="as-char" svg:y="-0.0402in" draw:z-index="110" draw:style-name="gr1" draw:text-style-name="P2" svg:x2="0.2598in" svg:y2="-0.4in"><text:p/></draw:line></text:p>
          </table:table-cell>
          <table:table-cell table:style-name="Table1.A2" office:value-type="string">
            <text:p text:style-name="P1"><draw:line text:anchor-type="as-char" svg:y="-0.0402in" draw:z-index="111" draw:style-name="gr1" draw:text-style-name="P2" svg:x2="0.2598in" svg:y2="-0.4in"><text:p/></draw:line></text:p>
          </table:table-cell>
          <table:table-cell table:style-name="Table1.A2" office:value-type="string">
            <text:p text:style-name="P1"><draw:line text:anchor-type="as-char" svg:y="-0.0402in" draw:z-index="112" draw:style-name="gr1" draw:text-style-name="P2" svg:x2="0.2598in" svg:y2="-0.4in"><text:p/></draw:line></text:p>
          </table:table-cell>
          <table:table-cell table:style-name="Table1.A2" office:value-type="string">
            <text:p text:style-name="P1"><draw:line text:anchor-type="as-char" svg:y="-0.0402in" draw:z-index="113" draw:style-name="gr1" draw:text-style-name="P2" svg:x2="0.2598in" svg:y2="-0.4in"><text:p/></draw:line></text:p>
          </table:table-cell>
          <table:table-cell table:style-name="Table1.A2" office:value-type="string">
            <text:p text:style-name="P1"><draw:line text:anchor-type="as-char" svg:y="-0.0402in" draw:z-index="114" draw:style-name="gr1" draw:text-style-name="P2" svg:x2="0.2598in" svg:y2="-0.4in"><text:p/></draw:line></text:p>
          </table:table-cell>
          <table:table-cell table:style-name="Table1.A2" office:value-type="string">
            <text:p text:style-name="P1"><draw:line text:anchor-type="as-char" svg:y="-0.0402in" draw:z-index="115" draw:style-name="gr1" draw:text-style-name="P2" svg:x2="0.2598in" svg:y2="-0.4in"><text:p/></draw:line></text:p>
          </table:table-cell>
          <table:table-cell table:style-name="Table1.A2" office:value-type="string">
            <text:p text:style-name="P1"><draw:line text:anchor-type="as-char" svg:y="-0.0402in" draw:z-index="116" draw:style-name="gr1" draw:text-style-name="P2" svg:x2="0.2598in" svg:y2="-0.4in"><text:p/></draw:line></text:p>
          </table:table-cell>
          <table:table-cell table:style-name="Table1.A2" office:value-type="string">
            <text:p text:style-name="P1"><draw:line text:anchor-type="as-char" svg:y="-0.0402in" draw:z-index="117" draw:style-name="gr1" draw:text-style-name="P2" svg:x2="0.2598in" svg:y2="-0.4in"><text:p/></draw:line></text:p>
          </table:table-cell>
          <table:table-cell table:style-name="Table1.A2" office:value-type="string">
            <text:p text:style-name="P1"><draw:line text:anchor-type="as-char" svg:y="-0.0402in" draw:z-index="118" draw:style-name="gr1" draw:text-style-name="P2" svg:x2="0.2598in" svg:y2="-0.4in"><text:p/></draw:line></text:p>
          </table:table-cell>
          <table:table-cell table:style-name="Table1.A2" office:value-type="string">
            <text:p text:style-name="P1"><draw:line text:anchor-type="as-char" svg:y="-0.0402in" draw:z-index="119" draw:style-name="gr1" draw:text-style-name="P2" svg:x2="0.2598in" svg:y2="-0.4in"><text:p/></draw:line></text:p>
          </table:table-cell>
          <table:table-cell table:style-name="Table1.N2" office:value-type="string">
            <text:p text:style-name="Table_20_Contents"/>
          </table:table-cell>
        </table:table-row>
        <table:table-row table:style-name="Table1.2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"><draw:line text:anchor-type="as-char" svg:y="-0.0402in" draw:z-index="120" draw:style-name="gr1" draw:text-style-name="P2" svg:x2="0.2598in" svg:y2="-0.4in"><text:p/></draw:line></text:p>
          </table:table-cell>
          <table:table-cell table:style-name="Table1.A2" office:value-type="string">
            <text:p text:style-name="P1"><draw:line text:anchor-type="as-char" svg:y="-0.0402in" draw:z-index="121" draw:style-name="gr1" draw:text-style-name="P2" svg:x2="0.2598in" svg:y2="-0.4in"><text:p/></draw:line></text:p>
          </table:table-cell>
          <table:table-cell table:style-name="Table1.A2" office:value-type="string">
            <text:p text:style-name="P1"><draw:line text:anchor-type="as-char" svg:y="-0.0402in" draw:z-index="122" draw:style-name="gr1" draw:text-style-name="P2" svg:x2="0.2598in" svg:y2="-0.4in"><text:p/></draw:line></text:p>
          </table:table-cell>
          <table:table-cell table:style-name="Table1.A2" office:value-type="string">
            <text:p text:style-name="P1"><draw:line text:anchor-type="as-char" svg:y="-0.0402in" draw:z-index="123" draw:style-name="gr1" draw:text-style-name="P2" svg:x2="0.2598in" svg:y2="-0.4in"><text:p/></draw:line></text:p>
          </table:table-cell>
          <table:table-cell table:style-name="Table1.A2" office:value-type="string">
            <text:p text:style-name="P1"><draw:line text:anchor-type="as-char" svg:y="-0.0402in" draw:z-index="124" draw:style-name="gr1" draw:text-style-name="P2" svg:x2="0.2598in" svg:y2="-0.4in"><text:p/></draw:line></text:p>
          </table:table-cell>
          <table:table-cell table:style-name="Table1.A2" office:value-type="string">
            <text:p text:style-name="P1"><draw:line text:anchor-type="as-char" svg:y="-0.0402in" draw:z-index="125" draw:style-name="gr1" draw:text-style-name="P2" svg:x2="0.2598in" svg:y2="-0.4in"><text:p/></draw:line></text:p>
          </table:table-cell>
          <table:table-cell table:style-name="Table1.A2" office:value-type="string">
            <text:p text:style-name="P1"><draw:line text:anchor-type="as-char" svg:y="-0.0402in" draw:z-index="126" draw:style-name="gr1" draw:text-style-name="P2" svg:x2="0.2598in" svg:y2="-0.4in"><text:p/></draw:line></text:p>
          </table:table-cell>
          <table:table-cell table:style-name="Table1.A2" office:value-type="string">
            <text:p text:style-name="P1"><draw:line text:anchor-type="as-char" svg:y="-0.0402in" draw:z-index="127" draw:style-name="gr1" draw:text-style-name="P2" svg:x2="0.2598in" svg:y2="-0.4in"><text:p/></draw:line></text:p>
          </table:table-cell>
          <table:table-cell table:style-name="Table1.A2" office:value-type="string">
            <text:p text:style-name="P1"><draw:line text:anchor-type="as-char" svg:y="-0.0402in" draw:z-index="128" draw:style-name="gr1" draw:text-style-name="P2" svg:x2="0.2598in" svg:y2="-0.4in"><text:p/></draw:line></text:p>
          </table:table-cell>
          <table:table-cell table:style-name="Table1.A2" office:value-type="string">
            <text:p text:style-name="P1"><draw:line text:anchor-type="as-char" svg:y="-0.0402in" draw:z-index="129" draw:style-name="gr1" draw:text-style-name="P2" svg:x2="0.2598in" svg:y2="-0.4in"><text:p/></draw:line></text:p>
          </table:table-cell>
          <table:table-cell table:style-name="Table1.A2" office:value-type="string">
            <text:p text:style-name="P1"><draw:line text:anchor-type="as-char" svg:y="-0.0402in" draw:z-index="130" draw:style-name="gr1" draw:text-style-name="P2" svg:x2="0.2598in" svg:y2="-0.4in"><text:p/></draw:line></text:p>
          </table:table-cell>
          <table:table-cell table:style-name="Table1.A2" office:value-type="string">
            <text:p text:style-name="P1"><draw:line text:anchor-type="as-char" svg:y="-0.0402in" draw:z-index="131" draw:style-name="gr1" draw:text-style-name="P2" svg:x2="0.2598in" svg:y2="-0.4in"><text:p/></draw:line></text:p>
          </table:table-cell>
          <table:table-cell table:style-name="Table1.N2" office:value-type="string">
            <text:p text:style-name="Table_20_Contents"/>
          </table:table-cell>
        </table:table-row>
        <table:table-row table:style-name="Table1.2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"><draw:line text:anchor-type="as-char" svg:y="-0.0402in" draw:z-index="132" draw:style-name="gr1" draw:text-style-name="P2" svg:x2="0.2598in" svg:y2="-0.4in"><text:p/></draw:line></text:p>
          </table:table-cell>
          <table:table-cell table:style-name="Table1.A2" office:value-type="string">
            <text:p text:style-name="P1"><draw:line text:anchor-type="as-char" svg:y="-0.0402in" draw:z-index="133" draw:style-name="gr1" draw:text-style-name="P2" svg:x2="0.2598in" svg:y2="-0.4in"><text:p/></draw:line></text:p>
          </table:table-cell>
          <table:table-cell table:style-name="Table1.A2" office:value-type="string">
            <text:p text:style-name="P1"><draw:line text:anchor-type="as-char" svg:y="-0.0402in" draw:z-index="134" draw:style-name="gr1" draw:text-style-name="P2" svg:x2="0.2598in" svg:y2="-0.4in"><text:p/></draw:line></text:p>
          </table:table-cell>
          <table:table-cell table:style-name="Table1.A2" office:value-type="string">
            <text:p text:style-name="P1"><draw:line text:anchor-type="as-char" svg:y="-0.0402in" draw:z-index="135" draw:style-name="gr1" draw:text-style-name="P2" svg:x2="0.2598in" svg:y2="-0.4in"><text:p/></draw:line></text:p>
          </table:table-cell>
          <table:table-cell table:style-name="Table1.A2" office:value-type="string">
            <text:p text:style-name="P1"><draw:line text:anchor-type="as-char" svg:y="-0.0402in" draw:z-index="136" draw:style-name="gr1" draw:text-style-name="P2" svg:x2="0.2598in" svg:y2="-0.4in"><text:p/></draw:line></text:p>
          </table:table-cell>
          <table:table-cell table:style-name="Table1.A2" office:value-type="string">
            <text:p text:style-name="P1"><draw:line text:anchor-type="as-char" svg:y="-0.0402in" draw:z-index="137" draw:style-name="gr1" draw:text-style-name="P2" svg:x2="0.2598in" svg:y2="-0.4in"><text:p/></draw:line></text:p>
          </table:table-cell>
          <table:table-cell table:style-name="Table1.A2" office:value-type="string">
            <text:p text:style-name="P1"><draw:line text:anchor-type="as-char" svg:y="-0.0402in" draw:z-index="138" draw:style-name="gr1" draw:text-style-name="P2" svg:x2="0.2598in" svg:y2="-0.4in"><text:p/></draw:line></text:p>
          </table:table-cell>
          <table:table-cell table:style-name="Table1.A2" office:value-type="string">
            <text:p text:style-name="P1"><draw:line text:anchor-type="as-char" svg:y="-0.0402in" draw:z-index="139" draw:style-name="gr1" draw:text-style-name="P2" svg:x2="0.2598in" svg:y2="-0.4in"><text:p/></draw:line></text:p>
          </table:table-cell>
          <table:table-cell table:style-name="Table1.A2" office:value-type="string">
            <text:p text:style-name="P1"><draw:line text:anchor-type="as-char" svg:y="-0.0402in" draw:z-index="140" draw:style-name="gr1" draw:text-style-name="P2" svg:x2="0.2598in" svg:y2="-0.4in"><text:p/></draw:line></text:p>
          </table:table-cell>
          <table:table-cell table:style-name="Table1.A2" office:value-type="string">
            <text:p text:style-name="P1"><draw:line text:anchor-type="as-char" svg:y="-0.0402in" draw:z-index="141" draw:style-name="gr1" draw:text-style-name="P2" svg:x2="0.2598in" svg:y2="-0.4in"><text:p/></draw:line></text:p>
          </table:table-cell>
          <table:table-cell table:style-name="Table1.A2" office:value-type="string">
            <text:p text:style-name="P1"><draw:line text:anchor-type="as-char" svg:y="-0.0402in" draw:z-index="142" draw:style-name="gr1" draw:text-style-name="P2" svg:x2="0.2598in" svg:y2="-0.4in"><text:p/></draw:line></text:p>
          </table:table-cell>
          <table:table-cell table:style-name="Table1.A2" office:value-type="string">
            <text:p text:style-name="P1"><draw:line text:anchor-type="as-char" svg:y="-0.0402in" draw:z-index="143" draw:style-name="gr1" draw:text-style-name="P2" svg:x2="0.2598in" svg:y2="-0.4in"><text:p/></draw:line></text:p>
          </table:table-cell>
          <table:table-cell table:style-name="Table1.N2" office:value-type="string">
            <text:p text:style-name="Table_20_Contents"/>
          </table:table-cell>
        </table:table-row>
        <table:table-row table:style-name="Table1.2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"><draw:line text:anchor-type="as-char" svg:y="-0.0402in" draw:z-index="144" draw:style-name="gr1" draw:text-style-name="P2" svg:x2="0.2598in" svg:y2="-0.4in"><text:p/></draw:line></text:p>
          </table:table-cell>
          <table:table-cell table:style-name="Table1.A2" office:value-type="string">
            <text:p text:style-name="P1"><draw:line text:anchor-type="as-char" svg:y="-0.0402in" draw:z-index="145" draw:style-name="gr1" draw:text-style-name="P2" svg:x2="0.2598in" svg:y2="-0.4in"><text:p/></draw:line></text:p>
          </table:table-cell>
          <table:table-cell table:style-name="Table1.A2" office:value-type="string">
            <text:p text:style-name="P1"><draw:line text:anchor-type="as-char" svg:y="-0.0402in" draw:z-index="146" draw:style-name="gr1" draw:text-style-name="P2" svg:x2="0.2598in" svg:y2="-0.4in"><text:p/></draw:line></text:p>
          </table:table-cell>
          <table:table-cell table:style-name="Table1.A2" office:value-type="string">
            <text:p text:style-name="P1"><draw:line text:anchor-type="as-char" svg:y="-0.0402in" draw:z-index="147" draw:style-name="gr1" draw:text-style-name="P2" svg:x2="0.2598in" svg:y2="-0.4in"><text:p/></draw:line></text:p>
          </table:table-cell>
          <table:table-cell table:style-name="Table1.A2" office:value-type="string">
            <text:p text:style-name="P1"><draw:line text:anchor-type="as-char" svg:y="-0.0402in" draw:z-index="148" draw:style-name="gr1" draw:text-style-name="P2" svg:x2="0.2598in" svg:y2="-0.4in"><text:p/></draw:line></text:p>
          </table:table-cell>
          <table:table-cell table:style-name="Table1.A2" office:value-type="string">
            <text:p text:style-name="P1"><draw:line text:anchor-type="as-char" svg:y="-0.0402in" draw:z-index="149" draw:style-name="gr1" draw:text-style-name="P2" svg:x2="0.2598in" svg:y2="-0.4in"><text:p/></draw:line></text:p>
          </table:table-cell>
          <table:table-cell table:style-name="Table1.A2" office:value-type="string">
            <text:p text:style-name="P1"><draw:line text:anchor-type="as-char" svg:y="-0.0402in" draw:z-index="150" draw:style-name="gr1" draw:text-style-name="P2" svg:x2="0.2598in" svg:y2="-0.4in"><text:p/></draw:line></text:p>
          </table:table-cell>
          <table:table-cell table:style-name="Table1.A2" office:value-type="string">
            <text:p text:style-name="P1"><draw:line text:anchor-type="as-char" svg:y="-0.0402in" draw:z-index="151" draw:style-name="gr1" draw:text-style-name="P2" svg:x2="0.2598in" svg:y2="-0.4in"><text:p/></draw:line></text:p>
          </table:table-cell>
          <table:table-cell table:style-name="Table1.A2" office:value-type="string">
            <text:p text:style-name="P1"><draw:line text:anchor-type="as-char" svg:y="-0.0402in" draw:z-index="152" draw:style-name="gr1" draw:text-style-name="P2" svg:x2="0.2598in" svg:y2="-0.4in"><text:p/></draw:line></text:p>
          </table:table-cell>
          <table:table-cell table:style-name="Table1.A2" office:value-type="string">
            <text:p text:style-name="P1"><draw:line text:anchor-type="as-char" svg:y="-0.0402in" draw:z-index="153" draw:style-name="gr1" draw:text-style-name="P2" svg:x2="0.2598in" svg:y2="-0.4in"><text:p/></draw:line></text:p>
          </table:table-cell>
          <table:table-cell table:style-name="Table1.A2" office:value-type="string">
            <text:p text:style-name="P1"><draw:line text:anchor-type="as-char" svg:y="-0.0402in" draw:z-index="154" draw:style-name="gr1" draw:text-style-name="P2" svg:x2="0.2598in" svg:y2="-0.4in"><text:p/></draw:line></text:p>
          </table:table-cell>
          <table:table-cell table:style-name="Table1.A2" office:value-type="string">
            <text:p text:style-name="P1"><draw:line text:anchor-type="as-char" svg:y="-0.0402in" draw:z-index="155" draw:style-name="gr1" draw:text-style-name="P2" svg:x2="0.2598in" svg:y2="-0.4in"><text:p/></draw:line></text:p>
          </table:table-cell>
          <table:table-cell table:style-name="Table1.N2" office:value-type="string">
            <text:p text:style-name="Table_20_Contents"/>
          </table:table-cell>
        </table:table-row>
        <table:table-row table:style-name="Table1.2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"><draw:line text:anchor-type="as-char" svg:y="-0.0402in" draw:z-index="156" draw:style-name="gr1" draw:text-style-name="P2" svg:x2="0.2598in" svg:y2="-0.4in"><text:p/></draw:line></text:p>
          </table:table-cell>
          <table:table-cell table:style-name="Table1.A2" office:value-type="string">
            <text:p text:style-name="P1"><draw:line text:anchor-type="as-char" svg:y="-0.0402in" draw:z-index="157" draw:style-name="gr1" draw:text-style-name="P2" svg:x2="0.2598in" svg:y2="-0.4in"><text:p/></draw:line></text:p>
          </table:table-cell>
          <table:table-cell table:style-name="Table1.A2" office:value-type="string">
            <text:p text:style-name="P1"><draw:line text:anchor-type="as-char" svg:y="-0.0402in" draw:z-index="158" draw:style-name="gr1" draw:text-style-name="P2" svg:x2="0.2598in" svg:y2="-0.4in"><text:p/></draw:line></text:p>
          </table:table-cell>
          <table:table-cell table:style-name="Table1.A2" office:value-type="string">
            <text:p text:style-name="P1"><draw:line text:anchor-type="as-char" svg:y="-0.0402in" draw:z-index="159" draw:style-name="gr1" draw:text-style-name="P2" svg:x2="0.2598in" svg:y2="-0.4in"><text:p/></draw:line></text:p>
          </table:table-cell>
          <table:table-cell table:style-name="Table1.A2" office:value-type="string">
            <text:p text:style-name="P1"><draw:line text:anchor-type="as-char" svg:y="-0.0402in" draw:z-index="160" draw:style-name="gr1" draw:text-style-name="P2" svg:x2="0.2598in" svg:y2="-0.4in"><text:p/></draw:line></text:p>
          </table:table-cell>
          <table:table-cell table:style-name="Table1.A2" office:value-type="string">
            <text:p text:style-name="P1"><draw:line text:anchor-type="as-char" svg:y="-0.0402in" draw:z-index="161" draw:style-name="gr1" draw:text-style-name="P2" svg:x2="0.2598in" svg:y2="-0.4in"><text:p/></draw:line></text:p>
          </table:table-cell>
          <table:table-cell table:style-name="Table1.A2" office:value-type="string">
            <text:p text:style-name="P1"><draw:line text:anchor-type="as-char" svg:y="-0.0402in" draw:z-index="162" draw:style-name="gr1" draw:text-style-name="P2" svg:x2="0.2598in" svg:y2="-0.4in"><text:p/></draw:line></text:p>
          </table:table-cell>
          <table:table-cell table:style-name="Table1.A2" office:value-type="string">
            <text:p text:style-name="P1"><draw:line text:anchor-type="as-char" svg:y="-0.0402in" draw:z-index="163" draw:style-name="gr1" draw:text-style-name="P2" svg:x2="0.2598in" svg:y2="-0.4in"><text:p/></draw:line></text:p>
          </table:table-cell>
          <table:table-cell table:style-name="Table1.A2" office:value-type="string">
            <text:p text:style-name="P1"><draw:line text:anchor-type="as-char" svg:y="-0.0402in" draw:z-index="164" draw:style-name="gr1" draw:text-style-name="P2" svg:x2="0.2598in" svg:y2="-0.4in"><text:p/></draw:line></text:p>
          </table:table-cell>
          <table:table-cell table:style-name="Table1.A2" office:value-type="string">
            <text:p text:style-name="P1"><draw:line text:anchor-type="as-char" svg:y="-0.0402in" draw:z-index="165" draw:style-name="gr1" draw:text-style-name="P2" svg:x2="0.2598in" svg:y2="-0.4in"><text:p/></draw:line></text:p>
          </table:table-cell>
          <table:table-cell table:style-name="Table1.A2" office:value-type="string">
            <text:p text:style-name="P1"><draw:line text:anchor-type="as-char" svg:y="-0.0402in" draw:z-index="166" draw:style-name="gr1" draw:text-style-name="P2" svg:x2="0.2598in" svg:y2="-0.4in"><text:p/></draw:line></text:p>
          </table:table-cell>
          <table:table-cell table:style-name="Table1.A2" office:value-type="string">
            <text:p text:style-name="P1"><draw:line text:anchor-type="as-char" svg:y="-0.0402in" draw:z-index="167" draw:style-name="gr1" draw:text-style-name="P2" svg:x2="0.2598in" svg:y2="-0.4in"><text:p/></draw:line></text:p>
          </table:table-cell>
          <table:table-cell table:style-name="Table1.N2" office:value-type="string">
            <text:p text:style-name="Table_20_Contents"/>
          </table:table-cell>
        </table:table-row>
        <table:table-row table:style-name="Table1.2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"><draw:line text:anchor-type="as-char" svg:y="-0.0402in" draw:z-index="168" draw:style-name="gr1" draw:text-style-name="P2" svg:x2="0.2598in" svg:y2="-0.4in"><text:p/></draw:line></text:p>
          </table:table-cell>
          <table:table-cell table:style-name="Table1.A2" office:value-type="string">
            <text:p text:style-name="P1"><draw:line text:anchor-type="as-char" svg:y="-0.0402in" draw:z-index="169" draw:style-name="gr1" draw:text-style-name="P2" svg:x2="0.2598in" svg:y2="-0.4in"><text:p/></draw:line></text:p>
          </table:table-cell>
          <table:table-cell table:style-name="Table1.A2" office:value-type="string">
            <text:p text:style-name="P1"><draw:line text:anchor-type="as-char" svg:y="-0.0402in" draw:z-index="170" draw:style-name="gr1" draw:text-style-name="P2" svg:x2="0.2598in" svg:y2="-0.4in"><text:p/></draw:line></text:p>
          </table:table-cell>
          <table:table-cell table:style-name="Table1.A2" office:value-type="string">
            <text:p text:style-name="P1"><draw:line text:anchor-type="as-char" svg:y="-0.0402in" draw:z-index="171" draw:style-name="gr1" draw:text-style-name="P2" svg:x2="0.2598in" svg:y2="-0.4in"><text:p/></draw:line></text:p>
          </table:table-cell>
          <table:table-cell table:style-name="Table1.A2" office:value-type="string">
            <text:p text:style-name="P1"><draw:line text:anchor-type="as-char" svg:y="-0.0402in" draw:z-index="172" draw:style-name="gr1" draw:text-style-name="P2" svg:x2="0.2598in" svg:y2="-0.4in"><text:p/></draw:line></text:p>
          </table:table-cell>
          <table:table-cell table:style-name="Table1.A2" office:value-type="string">
            <text:p text:style-name="P1"><draw:line text:anchor-type="as-char" svg:y="-0.0402in" draw:z-index="173" draw:style-name="gr1" draw:text-style-name="P2" svg:x2="0.2598in" svg:y2="-0.4in"><text:p/></draw:line></text:p>
          </table:table-cell>
          <table:table-cell table:style-name="Table1.A2" office:value-type="string">
            <text:p text:style-name="P1"><draw:line text:anchor-type="as-char" svg:y="-0.0402in" draw:z-index="174" draw:style-name="gr1" draw:text-style-name="P2" svg:x2="0.2598in" svg:y2="-0.4in"><text:p/></draw:line></text:p>
          </table:table-cell>
          <table:table-cell table:style-name="Table1.A2" office:value-type="string">
            <text:p text:style-name="P1"><draw:line text:anchor-type="as-char" svg:y="-0.0402in" draw:z-index="175" draw:style-name="gr1" draw:text-style-name="P2" svg:x2="0.2598in" svg:y2="-0.4in"><text:p/></draw:line></text:p>
          </table:table-cell>
          <table:table-cell table:style-name="Table1.A2" office:value-type="string">
            <text:p text:style-name="P1"><draw:line text:anchor-type="as-char" svg:y="-0.0402in" draw:z-index="176" draw:style-name="gr1" draw:text-style-name="P2" svg:x2="0.2598in" svg:y2="-0.4in"><text:p/></draw:line></text:p>
          </table:table-cell>
          <table:table-cell table:style-name="Table1.A2" office:value-type="string">
            <text:p text:style-name="P1"><draw:line text:anchor-type="as-char" svg:y="-0.0402in" draw:z-index="177" draw:style-name="gr1" draw:text-style-name="P2" svg:x2="0.2598in" svg:y2="-0.4in"><text:p/></draw:line></text:p>
          </table:table-cell>
          <table:table-cell table:style-name="Table1.A2" office:value-type="string">
            <text:p text:style-name="P1"><draw:line text:anchor-type="as-char" svg:y="-0.0402in" draw:z-index="178" draw:style-name="gr1" draw:text-style-name="P2" svg:x2="0.2598in" svg:y2="-0.4in"><text:p/></draw:line></text:p>
          </table:table-cell>
          <table:table-cell table:style-name="Table1.A2" office:value-type="string">
            <text:p text:style-name="P1"><draw:line text:anchor-type="as-char" svg:y="-0.0402in" draw:z-index="179" draw:style-name="gr1" draw:text-style-name="P2" svg:x2="0.2598in" svg:y2="-0.4in"><text:p/></draw:line></text:p>
          </table:table-cell>
          <table:table-cell table:style-name="Table1.N2" office:value-type="string">
            <text:p text:style-name="Table_20_Contents"/>
          </table:table-cell>
        </table:table-row>
        <table:table-row table:style-name="Table1.2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"><draw:line text:anchor-type="as-char" svg:y="-0.0402in" draw:z-index="180" draw:style-name="gr1" draw:text-style-name="P2" svg:x2="0.2598in" svg:y2="-0.4in"><text:p/></draw:line></text:p>
          </table:table-cell>
          <table:table-cell table:style-name="Table1.A2" office:value-type="string">
            <text:p text:style-name="P1"><draw:line text:anchor-type="as-char" svg:y="-0.0402in" draw:z-index="181" draw:style-name="gr1" draw:text-style-name="P2" svg:x2="0.2598in" svg:y2="-0.4in"><text:p/></draw:line></text:p>
          </table:table-cell>
          <table:table-cell table:style-name="Table1.A2" office:value-type="string">
            <text:p text:style-name="P1"><draw:line text:anchor-type="as-char" svg:y="-0.0402in" draw:z-index="182" draw:style-name="gr1" draw:text-style-name="P2" svg:x2="0.2598in" svg:y2="-0.4in"><text:p/></draw:line></text:p>
          </table:table-cell>
          <table:table-cell table:style-name="Table1.A2" office:value-type="string">
            <text:p text:style-name="P1"><draw:line text:anchor-type="as-char" svg:y="-0.0402in" draw:z-index="183" draw:style-name="gr1" draw:text-style-name="P2" svg:x2="0.2598in" svg:y2="-0.4in"><text:p/></draw:line></text:p>
          </table:table-cell>
          <table:table-cell table:style-name="Table1.A2" office:value-type="string">
            <text:p text:style-name="P1"><draw:line text:anchor-type="as-char" svg:y="-0.0402in" draw:z-index="184" draw:style-name="gr1" draw:text-style-name="P2" svg:x2="0.2598in" svg:y2="-0.4in"><text:p/></draw:line></text:p>
          </table:table-cell>
          <table:table-cell table:style-name="Table1.A2" office:value-type="string">
            <text:p text:style-name="P1"><draw:line text:anchor-type="as-char" svg:y="-0.0402in" draw:z-index="185" draw:style-name="gr1" draw:text-style-name="P2" svg:x2="0.2598in" svg:y2="-0.4in"><text:p/></draw:line></text:p>
          </table:table-cell>
          <table:table-cell table:style-name="Table1.A2" office:value-type="string">
            <text:p text:style-name="P1"><draw:line text:anchor-type="as-char" svg:y="-0.0402in" draw:z-index="186" draw:style-name="gr1" draw:text-style-name="P2" svg:x2="0.2598in" svg:y2="-0.4in"><text:p/></draw:line></text:p>
          </table:table-cell>
          <table:table-cell table:style-name="Table1.A2" office:value-type="string">
            <text:p text:style-name="P1"><draw:line text:anchor-type="as-char" svg:y="-0.0402in" draw:z-index="187" draw:style-name="gr1" draw:text-style-name="P2" svg:x2="0.2598in" svg:y2="-0.4in"><text:p/></draw:line></text:p>
          </table:table-cell>
          <table:table-cell table:style-name="Table1.A2" office:value-type="string">
            <text:p text:style-name="P1"><draw:line text:anchor-type="as-char" svg:y="-0.0402in" draw:z-index="188" draw:style-name="gr1" draw:text-style-name="P2" svg:x2="0.2598in" svg:y2="-0.4in"><text:p/></draw:line></text:p>
          </table:table-cell>
          <table:table-cell table:style-name="Table1.A2" office:value-type="string">
            <text:p text:style-name="P1"><draw:line text:anchor-type="as-char" svg:y="-0.0402in" draw:z-index="189" draw:style-name="gr1" draw:text-style-name="P2" svg:x2="0.2598in" svg:y2="-0.4in"><text:p/></draw:line></text:p>
          </table:table-cell>
          <table:table-cell table:style-name="Table1.A2" office:value-type="string">
            <text:p text:style-name="P1"><draw:line text:anchor-type="as-char" svg:y="-0.0402in" draw:z-index="190" draw:style-name="gr1" draw:text-style-name="P2" svg:x2="0.2598in" svg:y2="-0.4in"><text:p/></draw:line></text:p>
          </table:table-cell>
          <table:table-cell table:style-name="Table1.A2" office:value-type="string">
            <text:p text:style-name="P1"><draw:line text:anchor-type="as-char" svg:y="-0.0402in" draw:z-index="191" draw:style-name="gr1" draw:text-style-name="P2" svg:x2="0.2598in" svg:y2="-0.4in"><text:p/></draw:line></text:p>
          </table:table-cell>
          <table:table-cell table:style-name="Table1.N2" office:value-type="string">
            <text:p text:style-name="Table_20_Contents"/>
          </table:table-cell>
        </table:table-row>
        <table:table-row table:style-name="Table1.2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"><draw:line text:anchor-type="as-char" svg:y="-0.0402in" draw:z-index="192" draw:style-name="gr1" draw:text-style-name="P2" svg:x2="0.2598in" svg:y2="-0.4in"><text:p/></draw:line></text:p>
          </table:table-cell>
          <table:table-cell table:style-name="Table1.A2" office:value-type="string">
            <text:p text:style-name="P1"><draw:line text:anchor-type="as-char" svg:y="-0.0402in" draw:z-index="193" draw:style-name="gr1" draw:text-style-name="P2" svg:x2="0.2598in" svg:y2="-0.4in"><text:p/></draw:line></text:p>
          </table:table-cell>
          <table:table-cell table:style-name="Table1.A2" office:value-type="string">
            <text:p text:style-name="P1"><draw:line text:anchor-type="as-char" svg:y="-0.0402in" draw:z-index="194" draw:style-name="gr1" draw:text-style-name="P2" svg:x2="0.2598in" svg:y2="-0.4in"><text:p/></draw:line></text:p>
          </table:table-cell>
          <table:table-cell table:style-name="Table1.A2" office:value-type="string">
            <text:p text:style-name="P1"><draw:line text:anchor-type="as-char" svg:y="-0.0402in" draw:z-index="195" draw:style-name="gr1" draw:text-style-name="P2" svg:x2="0.2598in" svg:y2="-0.4in"><text:p/></draw:line></text:p>
          </table:table-cell>
          <table:table-cell table:style-name="Table1.A2" office:value-type="string">
            <text:p text:style-name="P1"><draw:line text:anchor-type="as-char" svg:y="-0.0402in" draw:z-index="196" draw:style-name="gr1" draw:text-style-name="P2" svg:x2="0.2598in" svg:y2="-0.4in"><text:p/></draw:line></text:p>
          </table:table-cell>
          <table:table-cell table:style-name="Table1.A2" office:value-type="string">
            <text:p text:style-name="P1"><draw:line text:anchor-type="as-char" svg:y="-0.0402in" draw:z-index="197" draw:style-name="gr1" draw:text-style-name="P2" svg:x2="0.2598in" svg:y2="-0.4in"><text:p/></draw:line></text:p>
          </table:table-cell>
          <table:table-cell table:style-name="Table1.A2" office:value-type="string">
            <text:p text:style-name="P1"><draw:line text:anchor-type="as-char" svg:y="-0.0402in" draw:z-index="198" draw:style-name="gr1" draw:text-style-name="P2" svg:x2="0.2598in" svg:y2="-0.4in"><text:p/></draw:line></text:p>
          </table:table-cell>
          <table:table-cell table:style-name="Table1.A2" office:value-type="string">
            <text:p text:style-name="P1"><draw:line text:anchor-type="as-char" svg:y="-0.0402in" draw:z-index="199" draw:style-name="gr1" draw:text-style-name="P2" svg:x2="0.2598in" svg:y2="-0.4in"><text:p/></draw:line></text:p>
          </table:table-cell>
          <table:table-cell table:style-name="Table1.A2" office:value-type="string">
            <text:p text:style-name="P1"><draw:line text:anchor-type="as-char" svg:y="-0.0402in" draw:z-index="200" draw:style-name="gr1" draw:text-style-name="P2" svg:x2="0.2598in" svg:y2="-0.4in"><text:p/></draw:line></text:p>
          </table:table-cell>
          <table:table-cell table:style-name="Table1.A2" office:value-type="string">
            <text:p text:style-name="P1"><draw:line text:anchor-type="as-char" svg:y="-0.0402in" draw:z-index="201" draw:style-name="gr1" draw:text-style-name="P2" svg:x2="0.2598in" svg:y2="-0.4in"><text:p/></draw:line></text:p>
          </table:table-cell>
          <table:table-cell table:style-name="Table1.A2" office:value-type="string">
            <text:p text:style-name="P1"><draw:line text:anchor-type="as-char" svg:y="-0.0402in" draw:z-index="202" draw:style-name="gr1" draw:text-style-name="P2" svg:x2="0.2598in" svg:y2="-0.4in"><text:p/></draw:line></text:p>
          </table:table-cell>
          <table:table-cell table:style-name="Table1.A2" office:value-type="string">
            <text:p text:style-name="P1"><draw:line text:anchor-type="as-char" svg:y="-0.0402in" draw:z-index="203" draw:style-name="gr1" draw:text-style-name="P2" svg:x2="0.2598in" svg:y2="-0.4in"><text:p/></draw:line></text:p>
          </table:table-cell>
          <table:table-cell table:style-name="Table1.N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draw:stroke-dash draw:name="Dashed_20__28_var_29_" draw:display-name="Dashed (var)" draw:style="rect" draw:dots1="1" draw:dots1-length="112%" draw:distance="112%"/>
    <draw:stroke-dash draw:name="Fine_20_Dashed_20__28_var_29_" draw:display-name="Fine Dashed (var)" draw:style="rect" draw:dots1="1" draw:dots1-length="112%" draw:distance="112%"/>
    <draw:stroke-dash draw:name="Ultrafine_20_Dotted_20__28_var_29_" draw:display-name="Ultrafine Dotted (var)" draw:style="rect" draw:dots1="1" draw:distance="50%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Brian Dunnette</meta:initial-creator>
    <meta:creation-date>2010-01-13T10:14:43</meta:creation-date>
    <meta:printed-by>Brian Dunnette</meta:printed-by>
    <meta:print-date>2010-01-13T10:17:23</meta:print-date>
    <meta:editing-cycles>5</meta:editing-cycles>
    <meta:editing-duration>PT00H25M36S</meta:editing-duration>
    <dc:date>2010-01-13T10:45:31</dc:date>
    <dc:creator>Brian Dunnette</dc:creator>
    <meta:generator>OpenOffice.org/3.1$Unix OpenOffice.org_project/310m19$Build-9420</meta:generator>
    <meta:document-statistic meta:table-count="1" meta:image-count="0" meta:object-count="0" meta:page-count="1" meta:paragraph-count="207" meta:word-count="7" meta:character-count="248"/>
    <meta:user-defined meta:name="Info 1"/>
    <meta:user-defined meta:name="Info 2"/>
    <meta:user-defined meta:name="Info 3"/>
    <meta:user-defined meta:name="Info 4"/>
  </office:meta>
</office:document-meta>
</file>